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98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lanilha1" table:style-name="ta1">
        <table:shapes>
          <draw:frame draw:z-index="0" draw:style-name="gr1" draw:text-style-name="P1" svg:width="15.999cm" svg:height="8.999cm" svg:x="28.041cm" svg:y="0.524cm">
            <draw:object draw:notify-on-update-of-ranges="Planilha1.G2:Planilha1.G7 Planilha1.I1:Planilha1.I1 Planilha1.I2:Planilha1.I7 Planilha1.J1:Planilha1.J1 Planilha1.J2:Planilha1.J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2" table:number-columns-repeated="2" table:default-cell-style-name="ce2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Sprint 1</text:p>
          </table:table-cell>
          <table:covered-table-cell table:number-columns-repeated="4" table:style-name="ce2"/>
          <table:covered-table-cell/>
          <table:table-cell office:value-type="string" calcext:value-type="string">
            <text:p>dia</text:p>
          </table:table-cell>
          <table:table-cell office:value-type="string" calcext:value-type="string">
            <text:p>realizado por ida</text:p>
          </table:table-cell>
          <table:table-cell table:style-name="ce2" office:value-type="string" calcext:value-type="string">
            <text:p>faltante</text:p>
          </table:table-cell>
          <table:table-cell table:style-name="ce2" office:value-type="string" calcext:value-type="string">
            <text:p>realizado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User Story</text:p>
          </table:table-cell>
          <table:table-cell table:style-name="ce2" office:value-type="string" calcext:value-type="string">
            <text:p>Tarefas</text:p>
          </table:table-cell>
          <table:table-cell table:style-name="ce2" office:value-type="string" calcext:value-type="string">
            <text:p>Estimado</text:p>
          </table:table-cell>
          <table:table-cell table:style-name="ce2" office:value-type="string" calcext:value-type="string">
            <text:p>Trabalhado</text:p>
          </table:table-cell>
          <table:table-cell table:style-name="ce2" office:value-type="string" calcext:value-type="string">
            <text:p>Restante</text:p>
          </table:table-cell>
          <table:table-cell office:value-type="string" calcext:value-type="string">
            <text:p>Finalizada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2" table:formula="of:=[.C23]" office:value-type="float" office:value="36" calcext:value-type="float">
            <text:p>36</text:p>
          </table:table-cell>
          <table:table-cell table:style-name="ce2" table:formula="of:=[.I2]-[.H2]" office:value-type="float" office:value="36" calcext:value-type="float">
            <text:p>36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US1 Logar usuário</text:p>
          </table:table-cell>
          <table:table-cell office:value-type="string" calcext:value-type="string">
            <text:p>Implementar interface de login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2" table:formula="of:=[.I2]-[.$C$24]" office:value-type="float" office:value="28.8" calcext:value-type="float">
            <text:p>28,8</text:p>
          </table:table-cell>
          <table:table-cell table:style-name="ce2" table:formula="of:=[.I2]-[.H3]" office:value-type="float" office:value="32" calcext:value-type="float">
            <text:p>3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mplementar API de logi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2" table:formula="of:=[.I3]-[.$C$24]" office:value-type="float" office:value="21.6" calcext:value-type="float">
            <text:p>21,6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erviço de login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" table:formula="of:=[.I4]-[.$C$24]" office:value-type="float" office:value="14.4" calcext:value-type="float">
            <text:p>14,4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AO de login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2" table:formula="of:=[.I5]-[.$C$24]" office:value-type="float" office:value="7.2" calcext:value-type="float">
            <text:p>7,2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estes de integração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2" table:formula="of:=[.I6]-[.$C$24]" office:value-type="float" office:value="0" calcext:value-type="float">
            <text:p>0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estes de aceitação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/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2 Visualizar lista de livros</text:p>
          </table:table-cell>
          <table:table-cell office:value-type="string" calcext:value-type="string">
            <text:p>Implementar interfac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mplementar API de livro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rviço de livro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AO de livro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stes de integração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stes de aceitação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3 Visualizar livro</text:p>
          </table:table-cell>
          <table:table-cell office:value-type="string" calcext:value-type="string">
            <text:p>implementar interfac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mplementar API de livr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rviço de livr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AO de livr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stes de integração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estes de aceitaçã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3:.C22])" office:value-type="float" office:value="36" calcext:value-type="float">
            <text:p>36</text:p>
          </table:table-cell>
          <table:table-cell/>
          <table:table-cell table:formula="of:=SUM([.E3:.E22])"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r dia</text:p>
          </table:table-cell>
          <table:table-cell/>
          <table:table-cell table:formula="of:=[.C23]/5" office:value-type="float" office:value="7.2" calcext:value-type="float">
            <text:p>7,2</text:p>
          </table:table-cell>
          <table:table-cell table:number-columns-repeated="102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igor Nunes</meta:initial-creator>
    <meta:creation-date>2017-06-15T22:34:14.440270466</meta:creation-date>
    <dc:date>2017-06-16T00:52:02.605049325</dc:date>
    <dc:creator>Higor Nunes</dc:creator>
    <meta:editing-duration>PT2H2M15S</meta:editing-duration>
    <meta:editing-cycles>4</meta:editing-cycles>
    <meta:generator>LibreOffice/4.2.8.2$Linux_X86_64 LibreOffice_project/420m0$Build-2</meta:generator>
    <meta:document-statistic meta:table-count="1" meta:cell-count="10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aea79f" draw:fill-color="#aea79f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8cm" svg:y="3.952cm" style:legend-expansion="high" chart:style-name="ch2"/>
        <chart:plot-area chart:style-name="ch3" table:cell-range-address="Planilha1.G2:Planilha1.G7 Planilha1.I1:Planilha1.J7" chart:data-source-has-labels="both" svg:x="1.715cm" svg:y="0.497cm" svg:width="11.602cm" svg:height="7.657cm">
          <chartooo:coordinate-region svg:x="2.336cm" svg:y="0.696cm" svg:width="10.794cm" svg:height="6.811cm"/>
          <chart:axis chart:dimension="x" chart:name="primary-x" chart:style-name="ch4" chartooo:axis-type="auto">
            <chartooo:date-scale/>
            <chart:title svg:x="6.017cm" svg:y="8.334cm" chart:style-name="ch5">
              <text:p>3ª semana de junho</text:p>
            </chart:title>
            <chart:categories table:cell-range-address="Planilha1.G2:Planilha1.G7"/>
            <chart:grid chart:style-name="ch6" chart:class="major"/>
          </chart:axis>
          <chart:axis chart:dimension="y" chart:name="primary-y" chart:style-name="ch4">
            <chart:title svg:x="0.835cm" svg:y="4.792cm" chart:style-name="ch7">
              <text:p>horas</text:p>
            </chart:title>
            <chart:grid chart:style-name="ch6" chart:class="major"/>
          </chart:axis>
          <chart:series chart:style-name="ch8" chart:values-cell-range-address="Planilha1.I2:Planilha1.I7" chart:label-cell-address="Planilha1.I1:Planilha1.I1" chart:class="chart:line">
            <chart:data-point chart:repeated="6"/>
          </chart:series>
          <chart:series chart:style-name="ch9" chart:values-cell-range-address="Planilha1.J2:Planilha1.J7" chart:label-cell-address="Planilha1.J1:Planilha1.J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ltante</text:p>
                <draw:g>
                  <svg:desc>Planilha1.I1:Planilha1.I1</svg:desc>
                </draw:g>
              </table:table-cell>
              <table:table-cell office:value-type="string">
                <text:p>realizado</text:p>
                <draw:g>
                  <svg:desc>Planilha1.J1:Planilha1.J1</svg:desc>
                </draw:g>
              </table:table-cell>
            </table:table-row>
          </table:table-header-rows>
          <table:table-rows>
            <table:table-row>
              <table:table-cell office:value-type="float" office:value="19">
                <text:p>20</text:p>
                <draw:g>
                  <svg:desc>Planilha1.G2:Planilha1.G7</svg:desc>
                </draw:g>
              </table:table-cell>
              <table:table-cell office:value-type="float" office:value="36">
                <text:p>36</text:p>
                <draw:g>
                  <svg:desc>Planilha1.I2:Planilha1.I7</svg:desc>
                </draw:g>
              </table:table-cell>
              <table:table-cell office:value-type="float" office:value="36">
                <text:p>36</text:p>
                <draw:g>
                  <svg:desc>Planilha1.J2:Planilha1.J7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8.8">
                <text:p>28.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.6">
                <text:p>21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4.4">
                <text:p>14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7.2">
                <text:p>7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